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2.9374in"/>
    </style:style>
    <style:style style:name="co8" style:family="table-column">
      <style:table-column-properties fo:break-before="auto" style:column-width="2.9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047in" fo:break-before="auto" style:use-optimal-row-height="false"/>
    </style:style>
    <style:style style:name="ro3" style:family="table-row">
      <style:table-row-properties style:row-height="1.0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dconfirm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string" calcext:value-type="string">
            <text:p>Username already in us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rcurran@oswego.edu" xlink:type="simple">rcurran@oswego.edu</text:a></text:p>
          </table:table-cell>
          <table:table-cell table:number-columns-repeated="2" office:value-type="string" calcext:value-type="string">
            <text:p>password</text:p>
          </table:table-cell>
          <table:table-cell table:number-columns-repeated="2" office:value-type="string" calcext:value-type="string">
            <text:p>User remains on the same page and “This username is already in use.” is shown on the scre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Name &gt;= 32 characters</text:p>
          </table:table-cell>
          <table:table-cell table:style-name="ce1" office:value-type="string" calcext:value-type="string">
            <text:p>abcdefghijklmnopqrstuvwxyzabcdefghijklmnopqrstuvwxyzabcdefghijklmnopqrstuvwxyz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email_not_in_use@aol.com" xlink:type="simple">email_not_in_use@aol.com</text:a></text:p>
          </table:table-cell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<text:s/>remains on the same page and “First name is too long.” is shown on the screen</text:p>
          </table:table-cell>
          <table:table-cell office:value-type="string" calcext:value-type="string">
            <text:p>User taken to <text:a xlink:href="http://pi.cs.oswego.edu:2751/error?location=LOGIN_CONTROLLER/USER_SIGNUP_EMAIL&amp;response=Error:%20Invalid%20login:%20535-5.7.8%20Username%20and%20Password%20not%20accepted.%20Learn%20more%20at535%205.7.8%20%20https://support.google.com/mail/answer/14257%20be7sm18821205igb.1%20-%20gsmtp&amp;result=false" xlink:type="simple">http://pi.cs.oswego.edu:2751/error?location=LOGIN_CONTROLLER/USER_SIGNUP_EMAIL&amp;response=Error:%20Invalid%20login:%20535-5.7.8%20Username%20and%20Password%20not%20accepted.%20Learn%20more%20at535%205.7.8%20%20https://support.google.com/mail/answer/14257%20be7sm18821205igb.1%20-%20gsmtp&amp;result=false</text:a>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Last Name &gt;= 32 characters</text:p>
          </table:table-cell>
          <table:table-cell office:value-type="string" calcext:value-type="string">
            <text:p>Robert</text:p>
          </table:table-cell>
          <table:table-cell table:style-name="ce1" office:value-type="string" calcext:value-type="string">
            <text:p>abcdefghijklmnopqrstuvwxyzabcdefghijklmnopqrstuvwxyzabcdefghijklmnopqrstuvwxyz</text:p>
          </table:table-cell>
          <table:table-cell office:value-type="string" calcext:value-type="string">
            <text:p><text:a xlink:href="mailto:email_not_in_use@aol.com" xlink:type="simple">email_not_in_use@aol.com</text:a></text:p>
          </table:table-cell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User remains on the same page and “Last name is too long.” is shown on the screen</text:p>
          </table:table-cell>
          <table:table-cell office:value-type="string" calcext:value-type="string">
            <text:p>User taken to <text:a xlink:href="http://pi.cs.oswego.edu:2751/error?location=LOGIN_CONTROLLER/USER_SIGNUP_EMAIL&amp;response=Error:%20Invalid%20login:%20535-5.7.8%20Username%20and%20Password%20not%20accepted.%20Learn%20more%20at535%205.7.8%20%20https://support.google.com/mail/answer/14257%20g67sm22186192ioe.34%20-%20gsmtp&amp;result=false" xlink:type="simple">http://pi.cs.oswego.edu:2751/error?location=LOGIN_CONTROLLER/USER_SIGNUP_EMAIL&amp;response=Error:%20Invalid%20login:%20535-5.7.8%20Username%20and%20Password%20not%20accepted.%20Learn%20more%20at535%205.7.8%20%20https://support.google.com/mail/answer/14257%20g67sm22186192ioe.34%20-%20gsmtp&amp;result=false</text:a>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Password &lt; 8 character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some_email@aol.com" xlink:type="simple">some_email@aol.com</text:a></text:p>
          </table:table-cell>
          <table:table-cell table:number-columns-repeated="2" office:value-type="string" calcext:value-type="string">
            <text:p>lol</text:p>
          </table:table-cell>
          <table:table-cell office:value-type="string" calcext:value-type="string">
            <text:p>User remains on the same page and “Password must contain a minimum of 8 characters.” is shown on the screen</text:p>
          </table:table-cell>
          <table:table-cell table:style-name="ce1" office:value-type="string" calcext:value-type="string">
            <text:p>User remains on the same page and “Password must contain a minimum of 8 characters.” is shown on the scre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Password &gt; 128 character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some_email@aol.com" xlink:type="simple">some_email@aol.com</text:a></text:p>
          </table:table-cell>
          <table:table-cell office:value-type="string" calcext:value-type="string">
            <text:p>abcdefghijklmnopqrstuvwxyzabcdefghijklmnopqrstuvwxyzabcdefghijklmnopqrstuvwxyzabcdefghijklmnopqrstuvwxyzabcdefghijklmnopqrstuvwxyzabcdefghijklmnopqrstuvwxyzabcdefghijklmnopqrstuvwxyzabcdefghijklmnopqrstuvwxyz</text:p>
          </table:table-cell>
          <table:table-cell table:style-name="ce1" office:value-type="string" calcext:value-type="string">
            <text:p>abcdefghijklmnopqrstuvwxyzabcdefghijklmnopqrstuvwxyzabcdefghijklmnopqrstuvwxyzabcdefghijklmnopqrstuvwxyzabcdefghijklmnopqrstuvwxyzabcdefghijklmnopqrstuvwxyzabcdefghijklmnopqrstuvwxyzabcdefghijklmnopqrstuvwxyz</text:p>
          </table:table-cell>
          <table:table-cell office:value-type="string" calcext:value-type="string">
            <text:p>User remains on the same page and “'Password must be between 8 and 128 characters, with one each of a lower and upper case character, a special character and a number.” is shown to the user</text:p>
          </table:table-cell>
          <table:table-cell office:value-type="string" calcext:value-type="string">
            <text:p>User taken to <text:a xlink:href="http://pi.cs.oswego.edu:2751/error?location=LOGIN_CONTROLLER/USER_SIGNUP_EMAIL&amp;response=Error:%20Invalid%20login:%20535-5.7.8%20Username%20and%20Password%20not%20accepted.%20Learn%20more%20at535%205.7.8%20%20https://support.google.com/mail/answer/14257%20jk7sm2775189igb.3%20-%20gsmtp&amp;result=false" xlink:type="simple">http://pi.cs.oswego.edu:2751/error?location=LOGIN_CONTROLLER/USER_SIGNUP_EMAIL&amp;response=Error:%20Invalid%20login:%20535-5.7.8%20Username%20and%20Password%20not%20accepted.%20Learn%20more%20at535%205.7.8%20%20https://support.google.com/mail/answer/14257%20jk7sm2775189igb.3%20-%20gsmtp&amp;result=false</text:a>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Passwords do not match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some_email@aol.com" xlink:type="simple">some_email@aol.com</text:a>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lmao</text:p>
          </table:table-cell>
          <table:table-cell office:value-type="string" calcext:value-type="string">
            <text:p>User remains on the same page and “Passwords do not match.” appears on the screen</text:p>
          </table:table-cell>
          <table:table-cell table:style-name="ce1" office:value-type="string" calcext:value-type="string">
            <text:p>User remains on the same page and “Passwords do not match.” appears on the scree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uccessful Signup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<text:a xlink:href="mailto:itzrupejuke@gmail.com" xlink:type="simple">itzrupejuke@gmail.com</text:a></text:p>
          </table:table-cell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Redirected to the “email sent” response</text:p>
          </table:table-cell>
          <table:table-cell office:value-type="string" calcext:value-type="string">
            <text:p>User sent to <text:a xlink:href="http://pi.cs.oswego.edu:2751/error?location=LOGIN_CONTROLLER/USER_SIGNUP_EMAIL&amp;response=Error:%20Invalid%20login:%20535-5.7.8%20Username%20and%20Password%20not%20accepted.%20Learn%20more%20at535%205.7.8%20%20https://support.google.com/mail/answer/14257%20g13sm17382417igz.12%20-%20gsmtp&amp;result=false" xlink:type="simple">http://pi.cs.oswego.edu:2751/error?location=LOGIN_CONTROLLER/USER_SIGNUP_EMAIL&amp;response=Error:%20Invalid%20login:%20535-5.7.8%20Username%20and%20Password%20not%20accepted.%20Learn%20more%20at535%205.7.8%20%20https://support.google.com/mail/answer/14257%20g13sm17382417igz.12%20-%20gsmtp&amp;result=false</text:a></text:p>
          </table:table-cell>
          <table:table-cell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20:35:43.563405126</meta:creation-date>
    <meta:generator>LibreOffice/4.2.8.2$Linux_X86_64 LibreOffice_project/420m0$Build-2</meta:generator>
    <dc:date>2016-04-12T21:01:17.510809886</dc:date>
    <meta:editing-duration>PT2M29S</meta:editing-duration>
    <meta:editing-cycles>2</meta:editing-cycles>
    <meta:document-statistic meta:table-count="1" meta:cell-count="72" meta:object-count="0"/>
  </office:meta>
</office:document-meta>
</file>